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9.004cm" svg:x="0.165cm" svg:y="7.995cm">
            <draw:object draw:notify-on-update-of-ranges="Sheet1.A15:Sheet1.D15 Sheet1.A16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642cm" svg:height="7.942cm" svg:x="17.279cm" svg:y="8.765cm">
            <draw:object draw:notify-on-update-of-ranges="Sheet1.A2:Sheet1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53cm" svg:height="7.65cm" svg:x="48.538cm" svg:y="9.297cm">
            <draw:object draw:notify-on-update-of-ranges="Sheet1.A8:Sheet1.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83cm" svg:height="7.134cm" svg:x="33.427cm" svg:y="9.058cm">
            <draw:object draw:notify-on-update-of-ranges="Sheet1.A5:Sheet1.T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921cm" svg:height="7.277cm" svg:x="63.749cm" svg:y="9.483cm">
            <draw:object draw:notify-on-update-of-ranges="Sheet1.A11:Sheet1.T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1 query</text:p>
          </table:table-cell>
        </table:table-row>
        <table:table-row table:style-name="ro1">
          <table:table-cell table:style-name="ce1" office:value-type="float" office:value="658.719301223755" calcext:value-type="float">
            <text:p>658.719301223755</text:p>
          </table:table-cell>
          <table:table-cell office:value-type="float" office:value="666.702508926392" calcext:value-type="float">
            <text:p>666.702508926392</text:p>
          </table:table-cell>
          <table:table-cell office:value-type="float" office:value="515.443325042725" calcext:value-type="float">
            <text:p>515.443325042725</text:p>
          </table:table-cell>
          <table:table-cell office:value-type="float" office:value="673.07710647583" calcext:value-type="float">
            <text:p>673.07710647583</text:p>
          </table:table-cell>
          <table:table-cell office:value-type="float" office:value="515.440940856934" calcext:value-type="float">
            <text:p>515.440940856934</text:p>
          </table:table-cell>
          <table:table-cell office:value-type="float" office:value="515.554428100586" calcext:value-type="float">
            <text:p>515.554428100586</text:p>
          </table:table-cell>
          <table:table-cell office:value-type="float" office:value="516.772985458374" calcext:value-type="float">
            <text:p>516.772985458374</text:p>
          </table:table-cell>
          <table:table-cell office:value-type="float" office:value="514.432668685913" calcext:value-type="float">
            <text:p>514.432668685913</text:p>
          </table:table-cell>
          <table:table-cell office:value-type="float" office:value="702.20160484314" calcext:value-type="float">
            <text:p>702.20160484314</text:p>
          </table:table-cell>
          <table:table-cell office:value-type="float" office:value="670.147895812988" calcext:value-type="float">
            <text:p>670.147895812988</text:p>
          </table:table-cell>
          <table:table-cell office:value-type="float" office:value="1200.87575912476" calcext:value-type="float">
            <text:p>1200.87575912476</text:p>
          </table:table-cell>
          <table:table-cell table:style-name="ce1" office:value-type="float" office:value="689.00728225708" calcext:value-type="float">
            <text:p>689.00728225708</text:p>
          </table:table-cell>
          <table:table-cell office:value-type="float" office:value="552.604675292969" calcext:value-type="float">
            <text:p>552.604675292969</text:p>
          </table:table-cell>
          <table:table-cell office:value-type="float" office:value="516.696214675903" calcext:value-type="float">
            <text:p>516.696214675903</text:p>
          </table:table-cell>
          <table:table-cell office:value-type="float" office:value="512.359857559204" calcext:value-type="float">
            <text:p>512.359857559204</text:p>
          </table:table-cell>
          <table:table-cell office:value-type="float" office:value="668.899297714233" calcext:value-type="float">
            <text:p>668.899297714233</text:p>
          </table:table-cell>
          <table:table-cell office:value-type="float" office:value="509.886026382446" calcext:value-type="float">
            <text:p>509.886026382446</text:p>
          </table:table-cell>
          <table:table-cell office:value-type="float" office:value="544.172763824463" calcext:value-type="float">
            <text:p>544.172763824463</text:p>
          </table:table-cell>
          <table:table-cell office:value-type="float" office:value="515.179872512817" calcext:value-type="float">
            <text:p>515.179872512817</text:p>
          </table:table-cell>
          <table:table-cell office:value-type="float" office:value="509.422302246094" calcext:value-type="float">
            <text:p>509.422302246094</text:p>
          </table:table-cell>
          <table:table-cell table:formula="of:=AVERAGE([.A2:.T2])" office:value-type="float" office:value="608.37984085083" calcext:value-type="float">
            <text:p>608.3798408508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2 query</text:p>
          </table:table-cell>
        </table:table-row>
        <table:table-row table:style-name="ro1">
          <table:table-cell table:style-name="ce1" office:value-type="float" office:value="1100.33392906189" calcext:value-type="float">
            <text:p>1100.33392906189</text:p>
          </table:table-cell>
          <table:table-cell office:value-type="float" office:value="1100.16369819641" calcext:value-type="float">
            <text:p>1100.16369819641</text:p>
          </table:table-cell>
          <table:table-cell office:value-type="float" office:value="844.529151916504" calcext:value-type="float">
            <text:p>844.529151916504</text:p>
          </table:table-cell>
          <table:table-cell office:value-type="float" office:value="1015.03133773804" calcext:value-type="float">
            <text:p>1015.03133773804</text:p>
          </table:table-cell>
          <table:table-cell office:value-type="float" office:value="841.825008392334" calcext:value-type="float">
            <text:p>841.825008392334</text:p>
          </table:table-cell>
          <table:table-cell office:value-type="float" office:value="857.248783111572" calcext:value-type="float">
            <text:p>857.248783111572</text:p>
          </table:table-cell>
          <table:table-cell office:value-type="float" office:value="841.270446777344" calcext:value-type="float">
            <text:p>841.270446777344</text:p>
          </table:table-cell>
          <table:table-cell office:value-type="float" office:value="840.125799179077" calcext:value-type="float">
            <text:p>840.125799179077</text:p>
          </table:table-cell>
          <table:table-cell office:value-type="float" office:value="967.317819595337" calcext:value-type="float">
            <text:p>967.317819595337</text:p>
          </table:table-cell>
          <table:table-cell office:value-type="float" office:value="981.035470962524" calcext:value-type="float">
            <text:p>981.035470962524</text:p>
          </table:table-cell>
          <table:table-cell office:value-type="float" office:value="1422.93739318848" calcext:value-type="float">
            <text:p>1422.93739318848</text:p>
          </table:table-cell>
          <table:table-cell office:value-type="float" office:value="1105.32093048096" calcext:value-type="float">
            <text:p>1105.32093048096</text:p>
          </table:table-cell>
          <table:table-cell office:value-type="float" office:value="949.527263641357" calcext:value-type="float">
            <text:p>949.527263641357</text:p>
          </table:table-cell>
          <table:table-cell office:value-type="float" office:value="840.623140335083" calcext:value-type="float">
            <text:p>840.623140335083</text:p>
          </table:table-cell>
          <table:table-cell office:value-type="float" office:value="1093.7283039093" calcext:value-type="float">
            <text:p>1093.7283039093</text:p>
          </table:table-cell>
          <table:table-cell office:value-type="float" office:value="1313.44866752625" calcext:value-type="float">
            <text:p>1313.44866752625</text:p>
          </table:table-cell>
          <table:table-cell office:value-type="float" office:value="838.195085525513" calcext:value-type="float">
            <text:p>838.195085525513</text:p>
          </table:table-cell>
          <table:table-cell office:value-type="float" office:value="836.174488067627" calcext:value-type="float">
            <text:p>836.174488067627</text:p>
          </table:table-cell>
          <table:table-cell office:value-type="float" office:value="839.370250701904" calcext:value-type="float">
            <text:p>839.370250701904</text:p>
          </table:table-cell>
          <table:table-cell office:value-type="float" office:value="1027.07576751709" calcext:value-type="float">
            <text:p>1027.07576751709</text:p>
          </table:table-cell>
          <table:table-cell table:formula="of:=AVERAGE([.A5:.T5])" office:value-type="float" office:value="982.764136791229" calcext:value-type="float">
            <text:p>982.76413679122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3 query</text:p>
          </table:table-cell>
        </table:table-row>
        <table:table-row table:style-name="ro1">
          <table:table-cell table:style-name="ce1" office:value-type="float" office:value="2030.03001213074" calcext:value-type="float">
            <text:p>2030.03001213074</text:p>
          </table:table-cell>
          <table:table-cell office:value-type="float" office:value="1874.12548065186" calcext:value-type="float">
            <text:p>1874.12548065186</text:p>
          </table:table-cell>
          <table:table-cell office:value-type="float" office:value="1466.22753143311" calcext:value-type="float">
            <text:p>1466.22753143311</text:p>
          </table:table-cell>
          <table:table-cell office:value-type="float" office:value="1496.17552757263" calcext:value-type="float">
            <text:p>1496.17552757263</text:p>
          </table:table-cell>
          <table:table-cell office:value-type="float" office:value="1488.25836181641" calcext:value-type="float">
            <text:p>1488.25836181641</text:p>
          </table:table-cell>
          <table:table-cell office:value-type="float" office:value="1454.16617393494" calcext:value-type="float">
            <text:p>1454.16617393494</text:p>
          </table:table-cell>
          <table:table-cell office:value-type="float" office:value="1458.01687240601" calcext:value-type="float">
            <text:p>1458.01687240601</text:p>
          </table:table-cell>
          <table:table-cell office:value-type="float" office:value="1460.05320549011" calcext:value-type="float">
            <text:p>1460.05320549011</text:p>
          </table:table-cell>
          <table:table-cell office:value-type="float" office:value="1870.58401107788" calcext:value-type="float">
            <text:p>1870.58401107788</text:p>
          </table:table-cell>
          <table:table-cell office:value-type="float" office:value="1902.7590751648" calcext:value-type="float">
            <text:p>1902.7590751648</text:p>
          </table:table-cell>
          <table:table-cell office:value-type="float" office:value="1945.52254676819" calcext:value-type="float">
            <text:p>1945.52254676819</text:p>
          </table:table-cell>
          <table:table-cell office:value-type="float" office:value="1908.92648696899" calcext:value-type="float">
            <text:p>1908.92648696899</text:p>
          </table:table-cell>
          <table:table-cell office:value-type="float" office:value="1462.45813369751" calcext:value-type="float">
            <text:p>1462.45813369751</text:p>
          </table:table-cell>
          <table:table-cell office:value-type="float" office:value="1592.47469902039" calcext:value-type="float">
            <text:p>1592.47469902039</text:p>
          </table:table-cell>
          <table:table-cell office:value-type="float" office:value="1932.53135681152" calcext:value-type="float">
            <text:p>1932.53135681152</text:p>
          </table:table-cell>
          <table:table-cell office:value-type="float" office:value="1924.63350296021" calcext:value-type="float">
            <text:p>1924.63350296021</text:p>
          </table:table-cell>
          <table:table-cell office:value-type="float" office:value="1457.4248790741" calcext:value-type="float">
            <text:p>1457.4248790741</text:p>
          </table:table-cell>
          <table:table-cell office:value-type="float" office:value="1462.61692047119" calcext:value-type="float">
            <text:p>1462.61692047119</text:p>
          </table:table-cell>
          <table:table-cell office:value-type="float" office:value="1746.89030647278" calcext:value-type="float">
            <text:p>1746.89030647278</text:p>
          </table:table-cell>
          <table:table-cell office:value-type="float" office:value="1462.59665489197" calcext:value-type="float">
            <text:p>1462.59665489197</text:p>
          </table:table-cell>
          <table:table-cell table:formula="of:=AVERAGE([.A8:.T8])" office:value-type="float" office:value="1669.82358694077" calcext:value-type="float">
            <text:p>1669.8235869407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4 query</text:p>
          </table:table-cell>
        </table:table-row>
        <table:table-row table:style-name="ro1">
          <table:table-cell table:style-name="ce1" office:value-type="float" office:value="2896.83651924133" calcext:value-type="float">
            <text:p>2896.83651924133</text:p>
          </table:table-cell>
          <table:table-cell office:value-type="float" office:value="2191.92028045654" calcext:value-type="float">
            <text:p>2191.92028045654</text:p>
          </table:table-cell>
          <table:table-cell office:value-type="float" office:value="2779.8216342926" calcext:value-type="float">
            <text:p>2779.8216342926</text:p>
          </table:table-cell>
          <table:table-cell office:value-type="float" office:value="2185.32180786133" calcext:value-type="float">
            <text:p>2185.32180786133</text:p>
          </table:table-cell>
          <table:table-cell office:value-type="float" office:value="2226.67002677917" calcext:value-type="float">
            <text:p>2226.67002677917</text:p>
          </table:table-cell>
          <table:table-cell office:value-type="float" office:value="2259.48429107666" calcext:value-type="float">
            <text:p>2259.48429107666</text:p>
          </table:table-cell>
          <table:table-cell office:value-type="float" office:value="2206.7928314209" calcext:value-type="float">
            <text:p>2206.7928314209</text:p>
          </table:table-cell>
          <table:table-cell office:value-type="float" office:value="2209.85865592957" calcext:value-type="float">
            <text:p>2209.85865592957</text:p>
          </table:table-cell>
          <table:table-cell office:value-type="float" office:value="2437.71529197693" calcext:value-type="float">
            <text:p>2437.71529197693</text:p>
          </table:table-cell>
          <table:table-cell office:value-type="float" office:value="2993.01886558533" calcext:value-type="float">
            <text:p>2993.01886558533</text:p>
          </table:table-cell>
          <table:table-cell office:value-type="float" office:value="2926.16128921509" calcext:value-type="float">
            <text:p>2926.16128921509</text:p>
          </table:table-cell>
          <table:table-cell office:value-type="float" office:value="2389.11294937134" calcext:value-type="float">
            <text:p>2389.11294937134</text:p>
          </table:table-cell>
          <table:table-cell office:value-type="float" office:value="2236.07540130615" calcext:value-type="float">
            <text:p>2236.07540130615</text:p>
          </table:table-cell>
          <table:table-cell office:value-type="float" office:value="2217.85259246826" calcext:value-type="float">
            <text:p>2217.85259246826</text:p>
          </table:table-cell>
          <table:table-cell office:value-type="float" office:value="2945.71495056152" calcext:value-type="float">
            <text:p>2945.71495056152</text:p>
          </table:table-cell>
          <table:table-cell office:value-type="float" office:value="2768.75424385071" calcext:value-type="float">
            <text:p>2768.75424385071</text:p>
          </table:table-cell>
          <table:table-cell office:value-type="float" office:value="2201.06887817383" calcext:value-type="float">
            <text:p>2201.06887817383</text:p>
          </table:table-cell>
          <table:table-cell office:value-type="float" office:value="2195.20735740662" calcext:value-type="float">
            <text:p>2195.20735740662</text:p>
          </table:table-cell>
          <table:table-cell office:value-type="float" office:value="2185.43791770935" calcext:value-type="float">
            <text:p>2185.43791770935</text:p>
          </table:table-cell>
          <table:table-cell office:value-type="float" office:value="2183.81214141846" calcext:value-type="float">
            <text:p>2183.81214141846</text:p>
          </table:table-cell>
          <table:table-cell table:formula="of:=AVERAGE([.A11:.T11])" office:value-type="float" office:value="2431.83189630508" calcext:value-type="float">
            <text:p>2431.83189630508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verage 1 query</text:p>
          </table:table-cell>
          <table:table-cell office:value-type="string" calcext:value-type="string">
            <text:p>Average 2 query</text:p>
          </table:table-cell>
          <table:table-cell office:value-type="string" calcext:value-type="string">
            <text:p>Average 3 query</text:p>
          </table:table-cell>
          <table:table-cell office:value-type="string" calcext:value-type="string">
            <text:p>Average 4 query</text:p>
          </table:table-cell>
          <table:table-cell table:number-columns-repeated="17"/>
        </table:table-row>
        <table:table-row table:style-name="ro1">
          <table:table-cell table:formula="of:=[.U2]" office:value-type="float" office:value="608.37984085083" calcext:value-type="float">
            <text:p>608.37984085083</text:p>
          </table:table-cell>
          <table:table-cell table:formula="of:=[.U5]" office:value-type="float" office:value="982.764136791229" calcext:value-type="float">
            <text:p>982.764136791229</text:p>
          </table:table-cell>
          <table:table-cell table:formula="of:=[.U8]" office:value-type="float" office:value="1669.82358694077" calcext:value-type="float">
            <text:p>1669.82358694077</text:p>
          </table:table-cell>
          <table:table-cell table:formula="of:=[.U11]" office:value-type="float" office:value="2431.83189630508" calcext:value-type="float">
            <text:p>2431.8318963050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8:19.676115829</meta:creation-date>
    <dc:date>2023-12-04T17:39:21.362570619</dc:date>
    <meta:editing-duration>PT1H23M46S</meta:editing-duration>
    <meta:editing-cycles>4</meta:editing-cycles>
    <meta:generator>LibreOffice/7.3.7.2$Linux_X86_64 LibreOffice_project/30$Build-2</meta:generator>
    <meta:document-statistic meta:table-count="1" meta:cell-count="17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plot-area chart:style-name="ch2" table:cell-range-address="Sheet1.A15:Sheet1.D16" chart:data-source-has-labels="row" svg:x="-0.017cm" svg:y="0.128cm" svg:width="15.533cm" svg:height="8.643cm">
          <chart:coordinate-region svg:x="0.975cm" svg:y="0.327cm" svg:width="14.541cm" svg:height="7.797cm"/>
          <chart:axis chart:dimension="x" chart:name="primary-x" chart:style-name="ch3" chartooo:axis-type="auto">
            <chartooo:date-scale/>
            <chart:categories table:cell-range-address="Sheet1.A1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D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1 query</text:p>
                <draw:g>
                  <svg:desc>Sheet1.A15:Sheet1.D15</svg:desc>
                </draw:g>
              </table:table-cell>
              <table:table-cell office:value-type="string">
                <text:p>Average 2 query</text:p>
              </table:table-cell>
              <table:table-cell office:value-type="string">
                <text:p>Average 3 query</text:p>
              </table:table-cell>
              <table:table-cell office:value-type="string">
                <text:p>Average 4 query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08.37984085083">
                <text:p>608.37984085083</text:p>
                <draw:g>
                  <svg:desc>Sheet1.A16:Sheet1.D16</svg:desc>
                </draw:g>
              </table:table-cell>
              <table:table-cell office:value-type="float" office:value="982.764136791229">
                <text:p>982.764136791229</text:p>
              </table:table-cell>
              <table:table-cell office:value-type="float" office:value="1669.82358694077">
                <text:p>1669.82358694077</text:p>
              </table:table-cell>
              <table:table-cell office:value-type="float" office:value="2431.83189630508">
                <text:p>2431.83189630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3cm" svg:height="7.943cm" xlink:href=".." xlink:type="simple" chart:class="chart:line" chart:style-name="ch1">
        <chart:plot-area chart:style-name="ch2" table:cell-range-address="Sheet1.A2:Sheet1.T2" svg:x="0.292cm" svg:y="0.158cm" svg:width="14.059cm" svg:height="7.627cm">
          <chart:coordinate-region svg:x="1.284cm" svg:y="0.358cm" svg:width="12.881cm" svg:height="6.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T2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58.719301223755">
                <text:p>658.719301223755</text:p>
                <draw:g>
                  <svg:desc>Sheet1.A2:Sheet1.T2</svg:desc>
                </draw:g>
              </table:table-cell>
              <table:table-cell office:value-type="float" office:value="666.702508926392">
                <text:p>666.702508926392</text:p>
              </table:table-cell>
              <table:table-cell office:value-type="float" office:value="515.443325042725">
                <text:p>515.443325042725</text:p>
              </table:table-cell>
              <table:table-cell office:value-type="float" office:value="673.07710647583">
                <text:p>673.07710647583</text:p>
              </table:table-cell>
              <table:table-cell office:value-type="float" office:value="515.440940856934">
                <text:p>515.440940856934</text:p>
              </table:table-cell>
              <table:table-cell office:value-type="float" office:value="515.554428100586">
                <text:p>515.554428100586</text:p>
              </table:table-cell>
              <table:table-cell office:value-type="float" office:value="516.772985458374">
                <text:p>516.772985458374</text:p>
              </table:table-cell>
              <table:table-cell office:value-type="float" office:value="514.432668685913">
                <text:p>514.432668685913</text:p>
              </table:table-cell>
              <table:table-cell office:value-type="float" office:value="702.20160484314">
                <text:p>702.20160484314</text:p>
              </table:table-cell>
              <table:table-cell office:value-type="float" office:value="670.147895812988">
                <text:p>670.147895812988</text:p>
              </table:table-cell>
              <table:table-cell office:value-type="float" office:value="1200.87575912476">
                <text:p>1200.87575912476</text:p>
              </table:table-cell>
              <table:table-cell office:value-type="float" office:value="689.00728225708">
                <text:p>689.00728225708</text:p>
              </table:table-cell>
              <table:table-cell office:value-type="float" office:value="552.604675292969">
                <text:p>552.604675292969</text:p>
              </table:table-cell>
              <table:table-cell office:value-type="float" office:value="516.696214675903">
                <text:p>516.696214675903</text:p>
              </table:table-cell>
              <table:table-cell office:value-type="float" office:value="512.359857559204">
                <text:p>512.359857559204</text:p>
              </table:table-cell>
              <table:table-cell office:value-type="float" office:value="668.899297714233">
                <text:p>668.899297714233</text:p>
              </table:table-cell>
              <table:table-cell office:value-type="float" office:value="509.886026382446">
                <text:p>509.886026382446</text:p>
              </table:table-cell>
              <table:table-cell office:value-type="float" office:value="544.172763824463">
                <text:p>544.172763824463</text:p>
              </table:table-cell>
              <table:table-cell office:value-type="float" office:value="515.179872512817">
                <text:p>515.179872512817</text:p>
              </table:table-cell>
              <table:table-cell office:value-type="float" office:value="509.422302246094">
                <text:p>509.422302246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54cm" svg:height="7.651cm" xlink:href=".." xlink:type="simple" chart:class="chart:line" chart:style-name="ch1">
        <chart:plot-area chart:style-name="ch2" table:cell-range-address="Sheet1.A8:Sheet1.T8" svg:x="0.273cm" svg:y="0.153cm" svg:width="13.108cm" svg:height="7.345cm">
          <chart:coordinate-region svg:x="1.265cm" svg:y="0.352cm" svg:width="11.929cm" svg:height="6.4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8:Sheet1.T8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030.03001213074">
                <text:p>2030.03001213074</text:p>
                <draw:g>
                  <svg:desc>Sheet1.A8:Sheet1.T8</svg:desc>
                </draw:g>
              </table:table-cell>
              <table:table-cell office:value-type="float" office:value="1874.12548065186">
                <text:p>1874.12548065186</text:p>
              </table:table-cell>
              <table:table-cell office:value-type="float" office:value="1466.22753143311">
                <text:p>1466.22753143311</text:p>
              </table:table-cell>
              <table:table-cell office:value-type="float" office:value="1496.17552757263">
                <text:p>1496.17552757263</text:p>
              </table:table-cell>
              <table:table-cell office:value-type="float" office:value="1488.25836181641">
                <text:p>1488.25836181641</text:p>
              </table:table-cell>
              <table:table-cell office:value-type="float" office:value="1454.16617393494">
                <text:p>1454.16617393494</text:p>
              </table:table-cell>
              <table:table-cell office:value-type="float" office:value="1458.01687240601">
                <text:p>1458.01687240601</text:p>
              </table:table-cell>
              <table:table-cell office:value-type="float" office:value="1460.05320549011">
                <text:p>1460.05320549011</text:p>
              </table:table-cell>
              <table:table-cell office:value-type="float" office:value="1870.58401107788">
                <text:p>1870.58401107788</text:p>
              </table:table-cell>
              <table:table-cell office:value-type="float" office:value="1902.7590751648">
                <text:p>1902.7590751648</text:p>
              </table:table-cell>
              <table:table-cell office:value-type="float" office:value="1945.52254676819">
                <text:p>1945.52254676819</text:p>
              </table:table-cell>
              <table:table-cell office:value-type="float" office:value="1908.92648696899">
                <text:p>1908.92648696899</text:p>
              </table:table-cell>
              <table:table-cell office:value-type="float" office:value="1462.45813369751">
                <text:p>1462.45813369751</text:p>
              </table:table-cell>
              <table:table-cell office:value-type="float" office:value="1592.47469902039">
                <text:p>1592.47469902039</text:p>
              </table:table-cell>
              <table:table-cell office:value-type="float" office:value="1932.53135681152">
                <text:p>1932.53135681152</text:p>
              </table:table-cell>
              <table:table-cell office:value-type="float" office:value="1924.63350296021">
                <text:p>1924.63350296021</text:p>
              </table:table-cell>
              <table:table-cell office:value-type="float" office:value="1457.4248790741">
                <text:p>1457.4248790741</text:p>
              </table:table-cell>
              <table:table-cell office:value-type="float" office:value="1462.61692047119">
                <text:p>1462.61692047119</text:p>
              </table:table-cell>
              <table:table-cell office:value-type="float" office:value="1746.89030647278">
                <text:p>1746.89030647278</text:p>
              </table:table-cell>
              <table:table-cell office:value-type="float" office:value="1462.59665489197">
                <text:p>1462.59665489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84cm" svg:height="7.135cm" xlink:href=".." xlink:type="simple" chart:class="chart:line" chart:style-name="ch1">
        <chart:plot-area chart:style-name="ch2" table:cell-range-address="Sheet1.A5:Sheet1.T5" svg:x="0.253cm" svg:y="0.142cm" svg:width="12.178cm" svg:height="6.851cm">
          <chart:coordinate-region svg:x="1.245cm" svg:y="0.341cm" svg:width="11cm" svg:height="6.0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:Sheet1.T5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100.33392906189">
                <text:p>1100.33392906189</text:p>
                <draw:g>
                  <svg:desc>Sheet1.A5:Sheet1.T5</svg:desc>
                </draw:g>
              </table:table-cell>
              <table:table-cell office:value-type="float" office:value="1100.16369819641">
                <text:p>1100.16369819641</text:p>
              </table:table-cell>
              <table:table-cell office:value-type="float" office:value="844.529151916504">
                <text:p>844.529151916504</text:p>
              </table:table-cell>
              <table:table-cell office:value-type="float" office:value="1015.03133773804">
                <text:p>1015.03133773804</text:p>
              </table:table-cell>
              <table:table-cell office:value-type="float" office:value="841.825008392334">
                <text:p>841.825008392334</text:p>
              </table:table-cell>
              <table:table-cell office:value-type="float" office:value="857.248783111572">
                <text:p>857.248783111572</text:p>
              </table:table-cell>
              <table:table-cell office:value-type="float" office:value="841.270446777344">
                <text:p>841.270446777344</text:p>
              </table:table-cell>
              <table:table-cell office:value-type="float" office:value="840.125799179077">
                <text:p>840.125799179077</text:p>
              </table:table-cell>
              <table:table-cell office:value-type="float" office:value="967.317819595337">
                <text:p>967.317819595337</text:p>
              </table:table-cell>
              <table:table-cell office:value-type="float" office:value="981.035470962524">
                <text:p>981.035470962524</text:p>
              </table:table-cell>
              <table:table-cell office:value-type="float" office:value="1422.93739318848">
                <text:p>1422.93739318848</text:p>
              </table:table-cell>
              <table:table-cell office:value-type="float" office:value="1105.32093048096">
                <text:p>1105.32093048096</text:p>
              </table:table-cell>
              <table:table-cell office:value-type="float" office:value="949.527263641357">
                <text:p>949.527263641357</text:p>
              </table:table-cell>
              <table:table-cell office:value-type="float" office:value="840.623140335083">
                <text:p>840.623140335083</text:p>
              </table:table-cell>
              <table:table-cell office:value-type="float" office:value="1093.7283039093">
                <text:p>1093.7283039093</text:p>
              </table:table-cell>
              <table:table-cell office:value-type="float" office:value="1313.44866752625">
                <text:p>1313.44866752625</text:p>
              </table:table-cell>
              <table:table-cell office:value-type="float" office:value="838.195085525513">
                <text:p>838.195085525513</text:p>
              </table:table-cell>
              <table:table-cell office:value-type="float" office:value="836.174488067627">
                <text:p>836.174488067627</text:p>
              </table:table-cell>
              <table:table-cell office:value-type="float" office:value="839.370250701904">
                <text:p>839.370250701904</text:p>
              </table:table-cell>
              <table:table-cell office:value-type="float" office:value="1027.07576751709">
                <text:p>1027.075767517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22cm" svg:height="7.278cm" xlink:href=".." xlink:type="simple" chart:class="chart:line" chart:style-name="ch1">
        <chart:plot-area chart:style-name="ch2" table:cell-range-address="Sheet1.A11:Sheet1.T11" svg:x="0.258cm" svg:y="0.145cm" svg:width="12.406cm" svg:height="6.988cm">
          <chart:coordinate-region svg:x="1.25cm" svg:y="0.344cm" svg:width="11.228cm" svg:height="6.1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1:Sheet1.T11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896.83651924133">
                <text:p>2896.83651924133</text:p>
                <draw:g>
                  <svg:desc>Sheet1.A11:Sheet1.T11</svg:desc>
                </draw:g>
              </table:table-cell>
              <table:table-cell office:value-type="float" office:value="2191.92028045654">
                <text:p>2191.92028045654</text:p>
              </table:table-cell>
              <table:table-cell office:value-type="float" office:value="2779.8216342926">
                <text:p>2779.8216342926</text:p>
              </table:table-cell>
              <table:table-cell office:value-type="float" office:value="2185.32180786133">
                <text:p>2185.32180786133</text:p>
              </table:table-cell>
              <table:table-cell office:value-type="float" office:value="2226.67002677917">
                <text:p>2226.67002677917</text:p>
              </table:table-cell>
              <table:table-cell office:value-type="float" office:value="2259.48429107666">
                <text:p>2259.48429107666</text:p>
              </table:table-cell>
              <table:table-cell office:value-type="float" office:value="2206.7928314209">
                <text:p>2206.7928314209</text:p>
              </table:table-cell>
              <table:table-cell office:value-type="float" office:value="2209.85865592957">
                <text:p>2209.85865592957</text:p>
              </table:table-cell>
              <table:table-cell office:value-type="float" office:value="2437.71529197693">
                <text:p>2437.71529197693</text:p>
              </table:table-cell>
              <table:table-cell office:value-type="float" office:value="2993.01886558533">
                <text:p>2993.01886558533</text:p>
              </table:table-cell>
              <table:table-cell office:value-type="float" office:value="2926.16128921509">
                <text:p>2926.16128921509</text:p>
              </table:table-cell>
              <table:table-cell office:value-type="float" office:value="2389.11294937134">
                <text:p>2389.11294937134</text:p>
              </table:table-cell>
              <table:table-cell office:value-type="float" office:value="2236.07540130615">
                <text:p>2236.07540130615</text:p>
              </table:table-cell>
              <table:table-cell office:value-type="float" office:value="2217.85259246826">
                <text:p>2217.85259246826</text:p>
              </table:table-cell>
              <table:table-cell office:value-type="float" office:value="2945.71495056152">
                <text:p>2945.71495056152</text:p>
              </table:table-cell>
              <table:table-cell office:value-type="float" office:value="2768.75424385071">
                <text:p>2768.75424385071</text:p>
              </table:table-cell>
              <table:table-cell office:value-type="float" office:value="2201.06887817383">
                <text:p>2201.06887817383</text:p>
              </table:table-cell>
              <table:table-cell office:value-type="float" office:value="2195.20735740662">
                <text:p>2195.20735740662</text:p>
              </table:table-cell>
              <table:table-cell office:value-type="float" office:value="2185.43791770935">
                <text:p>2185.43791770935</text:p>
              </table:table-cell>
              <table:table-cell office:value-type="float" office:value="2183.81214141846">
                <text:p>2183.812141418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